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officeooo:rsid="00131fb3" officeooo:paragraph-rsid="00131fb3" style:font-size-asian="12.25pt" style:font-style-asian="italic" style:font-weight-asian="bold" style:font-size-complex="14pt" style:font-style-complex="italic" style:font-weight-complex="bold"/>
    </style:style>
    <style:style style:name="P2" style:family="paragraph" style:parent-style-name="Standard">
      <style:text-properties fo:font-size="12pt" fo:font-style="normal" style:text-underline-style="none" fo:font-weight="normal" officeooo:rsid="00131fb3" officeooo:paragraph-rsid="00131fb3"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language="es" fo:country="ES" fo:font-style="normal" style:text-underline-style="none" fo:font-weight="normal" officeooo:rsid="000f9e78" officeooo:paragraph-rsid="0013f15e" style:font-size-asian="10.5pt" style:font-style-asian="normal" style:font-weight-asian="normal" style:font-size-complex="12pt" style:font-style-complex="normal" style:font-weight-complex="normal"/>
    </style:style>
    <style:style style:name="P4" style:family="paragraph" style:parent-style-name="Standard">
      <style:text-properties fo:language="es" fo:country="ES" fo:font-weight="normal" officeooo:rsid="000f9e78" officeooo:paragraph-rsid="0013f15e" style:font-weight-asian="normal" style:font-weight-complex="normal"/>
    </style:style>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O</text:p>
      <text:p text:style-name="P1"/>
      <text:p text:style-name="P2">En un lugar de la España profunda, donde a penas llega internet, un grupo de aplicados alumnos se matricularon en el ciclo superior de Desarrollo de Aplicaciones Web (DAW) con el objetivo de crear la mejor red social de la historia y vivir una vida mejor. De momento no saben hacer nada, pero algún día triunfarán y harán que el mundo admire <text:span text:style-name="T1">su talento.</text:span></text:p>
      <text:p text:style-name="P2"><text:span text:style-name="T1"/></text:p>
      <text:p text:style-name="P4">Los comienzos siempre son difíciles, rutinas nuevas, personas nuevas y como no profesores nuevos.</text:p>
      <text:p text:style-name="P3"><text:span text:style-name="T1">Pronto se encontraron con un lenguaje totalmente extraño para ellos lleno de ceros y un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1T13:23:10.420577266</meta:creation-date>
    <dc:date>2021-09-21T12:18:44.836000000</dc:date>
    <meta:editing-duration>PT8M58S</meta:editing-duration>
    <meta:editing-cycles>2</meta:editing-cycles>
    <meta:generator>LibreOffice/6.3.3.2$Windows_X86_64 LibreOffice_project/a64200df03143b798afd1ec74a12ab50359878ed</meta:generator>
    <meta:document-statistic meta:table-count="0" meta:image-count="0" meta:object-count="0" meta:page-count="1" meta:paragraph-count="4" meta:word-count="94" meta:character-count="545" meta:non-whitespace-character-count="455"/>
  </office:meta>
</office:document-meta>
</file>